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2.75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7" style:family="table-cell" style:parent-style-name="Millares" style:data-style-name="N124">
      <style:table-cell-properties style:cell-protect="protected" style:print-content="true" fo:background-color="transparent" style:vertical-align="automatic"/>
      <style:text-properties fo:color="#000000"/>
    </style:style>
    <style:style style:name="ce2" style:family="table-cell" style:parent-style-name="Millares" style:data-style-name="N124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Alumno: D./Dª ________________________________________________________________________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Item a valorar</text:p>
          </table:table-cell>
          <table:table-cell table:style-name="ce7" office:value-type="string" office:string-value="Puntuación" calcext:value-type="string">
            <text:p><text:s/>Puntuación </text:p>
          </table:table-cell>
          <table:table-cell table:style-name="ce5" office:value-type="string" calcext:value-type="string">
            <text:p>Entrega 1</text:p>
          </table:table-cell>
          <table:table-cell table:style-name="ce5" office:value-type="string" calcext:value-type="string">
            <text:p>Entrega 2</text:p>
          </table:table-cell>
          <table:table-cell table:style-name="ce5" office:value-type="string" calcext:value-type="string">
            <text:p>Entrega 3</text:p>
          </table:table-cell>
          <table:table-cell table:style-name="ce5" office:value-type="string" calcext:value-type="string">
            <text:p>Entrega 4</text:p>
          </table:table-cell>
          <table:table-cell table:style-name="ce5" office:value-type="string" calcext:value-type="string">
            <text:p>Entrega 5</text:p>
          </table:table-cell>
          <table:table-cell table:style-name="ce4" table:number-columns-repeated="12"/>
          <table:table-cell table:number-columns-repeated="1005"/>
        </table:table-row>
        <table:table-row table:style-name="ro2">
          <table:table-cell table:style-name="ce5" office:value-type="string" calcext:value-type="string">
            <text:p>Elementos de la práctica 1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Malla3D (implementación correcta)</text:p>
          </table:table-cell>
          <table:table-cell table:style-name="ce7" office:value-type="float" office:value="0.025" calcext:value-type="float">
            <text:p><text:s/>0.025 <text:s text:c="2"/>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Cubo (Creación correcta de Geometría y Topología )</text:p>
          </table:table-cell>
          <table:table-cell table:style-name="ce7" office:value-type="float" office:value="0.035" calcext:value-type="float">
            <text:p><text:s/>0.035 <text:s text:c="2"/>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7" office:value-type="float" office:value="0.025" calcext:value-type="float">
            <text:p><text:s/>0.025 <text:s text:c="2"/>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6"/>
          <table:table-cell table:number-columns-repeated="1005"/>
        </table:table-row>
        <table:table-row table:style-name="ro2">
          <table:table-cell table:style-name="ce4" office:value-type="string" calcext:value-type="string">
            <text:p>Dibujado en modo inmediato (glDrawElements)</text:p>
          </table:table-cell>
          <table:table-cell table:style-name="ce7" office:value-type="float" office:value="0.04" calcext:value-type="float">
            <text:p><text:s/>0.04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Dibujado en modo diferido (VBO)</text:p>
          </table:table-cell>
          <table:table-cell table:style-name="ce7" office:value-type="float" office:value="0.08" calcext:value-type="float">
            <text:p><text:s/>0.08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Uso de ColorArray para el color</text:p>
          </table:table-cell>
          <table:table-cell table:style-name="ce7" office:value-type="float" office:value="0.06" calcext:value-type="float">
            <text:p><text:s/>0.06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puntos</text:p>
          </table:table-cell>
          <table:table-cell table:style-name="ce7" office:value-type="float" office:value="0.045" calcext:value-type="float">
            <text:p><text:s/>0.045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alambre</text:p>
          </table:table-cell>
          <table:table-cell table:style-name="ce7" office:value-type="float" office:value="0.045" calcext:value-type="float">
            <text:p><text:s/>0.045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sólido</text:p>
          </table:table-cell>
          <table:table-cell table:style-name="ce7" office:value-type="float" office:value="0.045" calcext:value-type="float">
            <text:p><text:s/>0.045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ajedrez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ULL_FACE habilitado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5" office:value-type="string" calcext:value-type="string">
            <text:p>Elementos de la práctica 2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arga y visualiza PLY (con clase propia)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ObjRevolucion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 de revolución a partir de perfil .ply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 de revolución a partir de vector de puntos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geometría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topología en el sentido del ejemplo</text:p>
          </table:table-cell>
          <table:table-cell table:style-name="ce7" office:value-type="float" office:value="0.07" calcext:value-type="float">
            <text:p><text:s/>0.07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topología en cualquier sentido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Detección de existencia de tapas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es con argumento para crear o no tapas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opcional de tapas en tiempo de ejecución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Varios objetos simultáneos en la escena</text:p>
          </table:table-cell>
          <table:table-cell table:style-name="ce7" office:value-type="float" office:value="0.08" calcext:value-type="float">
            <text:p><text:s/>0.08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rotación de perfil en cualquier eje</text:p>
          </table:table-cell>
          <table:table-cell table:style-name="ce7" office:value-type="float" office:value="0.08" calcext:value-type="float">
            <text:p><text:s/>0.08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5" office:value-type="string" calcext:value-type="string">
            <text:p>Elementos de la práctica 3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Cálculo correcto de las normales en los vértices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Los ejes se siguen viendo en color plano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Uso de array de normales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Implementación correcta clase Luz (y subclases)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una luz direccional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una luz puntual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Modo de visualización sombreado suave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5" office:value-type="string" calcext:value-type="string">
            <text:p>Elementos de la Práctica 4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Diseño manual del grafo del modelo jerárquico 0.25</text:p>
          </table:table-cell>
          <table:table-cell table:style-name="ce7" office:value-type="float" office:value="0.25" calcext:value-type="float">
            <text:p><text:s/>0.2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Estructura de clases del modelo jerárquico 0.20</text:p>
          </table:table-cell>
          <table:table-cell table:style-name="ce7" office:value-type="float" office:value="0.2" calcext:value-type="float">
            <text:p><text:s/>0.2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Se conservan los modos de visualización 0.10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7" office:value-type="float" office:value="0.2" calcext:value-type="float">
            <text:p><text:s/>0.2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Animación automática de los 3 grados de libertad</text:p>
          </table:table-cell>
          <table:table-cell table:style-name="ce7" office:value-type="float" office:value="0.25" calcext:value-type="float">
            <text:p><text:s/>0.2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Aumento/Disminución de velocidad general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5" office:value-type="string" calcext:value-type="string">
            <text:p>Elementos de la Práctica 5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Asignación correcta de coordenadas de texturas en cuadro</text:p>
          </table:table-cell>
          <table:table-cell table:style-name="ce7" office:value-type="float" office:value="0.2" calcext:value-type="float">
            <text:p><text:s/>0.2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correcta al menos un objeto con la textura 0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Animación de la luz puntual</text:p>
          </table:table-cell>
          <table:table-cell table:style-name="ce7" office:value-type="float" office:value="0.2" calcext:value-type="float">
            <text:p><text:s/>0.2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Hay en la escena un cilindro texturizado (p.ej. lata de refresco) y una esfera texturizada (p.ej. tierra)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5" office:value-type="string" calcext:value-type="string">
            <text:p>Elementos de la Práctica 6</text:p>
          </table:table-cell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Hay una clase cámara que almacena sus parámetros intrínsecos y extrínsecos</text:p>
          </table:table-cell>
          <table:table-cell table:style-name="ce7" office:value-type="float" office:value="0.05" calcext:value-type="float">
            <text:p><text:s/>0.0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tres cámaras en la escena (obligatorio: una ortográfica y una perspectiva)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La cámara activa se mueve en torno al objeto seleccionado con el ratón</text:p>
          </table:table-cell>
          <table:table-cell table:style-name="ce7" office:value-type="float" office:value="0.25" calcext:value-type="float">
            <text:p><text:s/>0.2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Se puede hacer zoom con cada cámara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Al cambiar la proporción de la ventana (ancho/alto) no se deforman los objetos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Se seleccionan objetos en la escena iluminada con materiales</text:p>
          </table:table-cell>
          <table:table-cell table:style-name="ce7" office:value-type="float" office:value="0.25" calcext:value-type="float">
            <text:p><text:s/>0.2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La camara activa, sin objeto seleccionado, se mueve en primera persona</text:p>
          </table:table-cell>
          <table:table-cell table:style-name="ce7" office:value-type="float" office:value="0.15" calcext:value-type="float">
            <text:p><text:s/>0.15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Las cámaras conservan su estado al pasar de una a otra</text:p>
          </table:table-cell>
          <table:table-cell table:style-name="ce7" office:value-type="float" office:value="0.1" calcext:value-type="float">
            <text:p><text:s/>0.10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Los objetos seleccionables se visualizan de forma especial</text:p>
          </table:table-cell>
          <table:table-cell table:style-name="ce7" office:value-type="float" office:value="0.12" calcext:value-type="float">
            <text:p><text:s/>0.120 <text:s text:c="2"/></text:p>
          </table:table-cell>
          <table:table-cell table:style-name="ce4" table:number-columns-repeated="17"/>
          <table:table-cell table:number-columns-repeated="1005"/>
        </table:table-row>
        <table:table-row table:style-name="ro2" table:number-rows-repeated="113">
          <table:table-cell table:style-name="ce4"/>
          <table:table-cell table:style-name="ce7"/>
          <table:table-cell table:style-name="ce4" table:number-columns-repeated="17"/>
          <table:table-cell table:number-columns-repeated="1005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">
      <number:text> </number:text>
      <number:number number:decimal-places="3" loext:min-decimal-places="3" number:min-integer-digits="1" number:grouping="true"/>
      <number:text>   </number:text>
    </number:number-style>
    <number:number-style style:name="N122">
      <number:text>-</number:text>
      <number:number number:decimal-places="3" loext:min-decimal-places="3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4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4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</number:text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7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1-11-17T14:24:49.460975478</dc:date>
    <meta:editing-cycles>4</meta:editing-cycles>
    <meta:editing-duration>PT9M27S</meta:editing-duration>
    <meta:document-statistic meta:table-count="1" meta:cell-count="129" meta:object-count="0"/>
  </office:meta>
</office:document-meta>
</file>